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62d7" officeooo:paragraph-rsid="001162d7"/>
    </style:style>
    <style:style style:name="P2" style:family="paragraph" style:parent-style-name="Header">
      <style:paragraph-properties fo:text-align="center" style:justify-single-word="false"/>
      <style:text-properties officeooo:rsid="001162d7" officeooo:paragraph-rsid="0011a4c5"/>
    </style:style>
    <style:style style:name="P3" style:family="paragraph" style:parent-style-name="Standard">
      <style:paragraph-properties fo:text-align="center" style:justify-single-word="false"/>
      <style:text-properties style:font-name="Arial2" officeooo:rsid="001162d7" officeooo:paragraph-rsid="001162d7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62d7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a4c5"/>
    </style:style>
    <style:style style:name="P6" style:family="paragraph" style:parent-style-name="Text_20_body">
      <style:text-properties officeooo:rsid="00139e46" officeooo:paragraph-rsid="00139e46"/>
    </style:style>
    <style:style style:name="P7" style:family="paragraph" style:parent-style-name="Text_20_body">
      <style:text-properties officeooo:paragraph-rsid="00139e46"/>
    </style:style>
    <style:style style:name="P8" style:family="paragraph" style:parent-style-name="Standard">
      <style:paragraph-properties fo:text-align="center" style:justify-single-word="false"/>
      <style:text-properties style:font-name="Arial2" officeooo:rsid="0011a4c5" officeooo:paragraph-rsid="0011a4c5"/>
    </style:style>
    <style:style style:name="P9" style:family="paragraph" style:parent-style-name="Standard">
      <style:paragraph-properties fo:text-align="center" style:justify-single-word="false"/>
      <style:text-properties style:font-name="Arial2" officeooo:rsid="0011a4c5" officeooo:paragraph-rsid="001162d7"/>
    </style:style>
    <style:style style:name="P10" style:family="paragraph" style:parent-style-name="Standard">
      <style:paragraph-properties fo:text-align="center" style:justify-single-word="false"/>
      <style:text-properties style:font-name="Arial2" fo:font-weight="bold" officeooo:rsid="0023e209" officeooo:paragraph-rsid="0023e209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2" fo:font-weight="bold" officeooo:rsid="0023e209" officeooo:paragraph-rsid="0023e209" style:font-weight-asian="bold" style:font-weight-complex="bold"/>
    </style:style>
    <style:style style:name="P12" style:family="paragraph" style:parent-style-name="Text_20_body">
      <style:paragraph-properties fo:line-height="150%"/>
      <style:text-properties officeooo:rsid="00139e46" officeooo:paragraph-rsid="00139e46"/>
    </style:style>
    <style:style style:name="P13" style:family="paragraph" style:parent-style-name="Text_20_body" style:list-style-name="L1">
      <style:paragraph-properties fo:line-height="150%"/>
      <style:text-properties officeooo:rsid="0016f8a6" officeooo:paragraph-rsid="0016f8a6"/>
    </style:style>
    <style:style style:name="P14" style:family="paragraph" style:parent-style-name="Text_20_body">
      <style:paragraph-properties fo:line-height="150%"/>
      <style:text-properties officeooo:rsid="0016f8a6" officeooo:paragraph-rsid="0016f8a6"/>
    </style:style>
    <style:style style:name="P15" style:family="paragraph" style:parent-style-name="Text_20_body">
      <style:text-properties officeooo:paragraph-rsid="0016f8a6"/>
    </style:style>
    <style:style style:name="P16" style:family="paragraph" style:parent-style-name="Text_20_body">
      <style:paragraph-properties fo:line-height="150%"/>
      <style:text-properties officeooo:rsid="0017ee34" officeooo:paragraph-rsid="0017ee34"/>
    </style:style>
    <style:style style:name="P17" style:family="paragraph" style:parent-style-name="Text_20_body" style:list-style-name="L1">
      <style:paragraph-properties fo:line-height="150%"/>
      <style:text-properties officeooo:rsid="001b416e" officeooo:paragraph-rsid="001b416e"/>
    </style:style>
    <style:style style:name="P18" style:family="paragraph" style:parent-style-name="Text_20_body" style:list-style-name="L1">
      <style:paragraph-properties fo:line-height="150%"/>
      <style:text-properties officeooo:rsid="001e9809" officeooo:paragraph-rsid="001e9809"/>
    </style:style>
    <style:style style:name="P19" style:family="paragraph" style:parent-style-name="Text_20_body" style:list-style-name="L1">
      <style:paragraph-properties fo:line-height="150%"/>
      <style:text-properties officeooo:rsid="00216501" officeooo:paragraph-rsid="00216501"/>
    </style:style>
    <style:style style:name="P20" style:family="paragraph" style:parent-style-name="Text_20_body">
      <style:paragraph-properties fo:line-height="150%"/>
      <style:text-properties officeooo:rsid="0022dc1e" officeooo:paragraph-rsid="0022dc1e"/>
    </style:style>
    <style:style style:name="P21" style:family="paragraph" style:parent-style-name="Heading_20_2">
      <style:text-properties officeooo:rsid="00139e46" officeooo:paragraph-rsid="00139e46"/>
    </style:style>
    <style:style style:name="P22" style:family="paragraph" style:parent-style-name="Heading_20_2">
      <style:text-properties officeooo:rsid="0016f8a6" officeooo:paragraph-rsid="0016f8a6"/>
    </style:style>
    <style:style style:name="P23" style:family="paragraph" style:parent-style-name="Heading_20_2">
      <style:text-properties officeooo:rsid="0022dc1e" officeooo:paragraph-rsid="0022dc1e"/>
    </style:style>
    <style:style style:name="P24" style:family="paragraph" style:parent-style-name="Heading_20_1">
      <style:paragraph-properties fo:line-height="150%"/>
      <style:text-properties officeooo:paragraph-rsid="0022dc1e"/>
    </style:style>
    <style:style style:name="P25" style:family="paragraph" style:parent-style-name="Heading_20_1">
      <style:paragraph-properties fo:break-before="page"/>
      <style:text-properties officeooo:rsid="00139e46" officeooo:paragraph-rsid="00139e46"/>
    </style:style>
    <style:style style:name="P26" style:family="paragraph" style:parent-style-name="Heading_20_3">
      <style:paragraph-properties fo:line-height="150%"/>
      <style:text-properties officeooo:rsid="0017ee34" officeooo:paragraph-rsid="0017ee34"/>
    </style:style>
    <style:style style:name="P27" style:family="paragraph" style:parent-style-name="Heading_20_3">
      <style:paragraph-properties fo:line-height="150%"/>
      <style:text-properties officeooo:paragraph-rsid="0017ee34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1a4c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7ee34"/>
    </style:style>
    <style:style style:name="T5" style:family="text">
      <style:text-properties officeooo:rsid="0022dc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hiago Henrique <text:span text:style-name="T1">Felix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JECT 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mericana, SP</text:p>
      <text:p text:style-name="P5">2017</text:p>
      <text:p text:style-name="P3"><text:soft-page-break/></text:p>
      <text:p text:style-name="P3"/>
      <text:p text:style-name="P9"/>
      <text:p text:style-name="P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8"><text:a xlink:type="simple" xlink:href="#__RefHeading___Toc238_3804849264" text:style-name="Index_20_Link" text:visited-style-name="Index_20_Link">1. ANÁLISE DE REQUISITOS<text:tab/>3</text:a></text:p>
          <text:p text:style-name="P29"><text:a xlink:type="simple" xlink:href="#__RefHeading___Toc240_3804849264" text:style-name="Index_20_Link" text:visited-style-name="Index_20_Link">1.1. REQUISITOS FUNCIONAIS<text:tab/>3</text:a></text:p>
          <text:p text:style-name="P29"><text:a xlink:type="simple" xlink:href="#__RefHeading___Toc242_3804849264" text:style-name="Index_20_Link" text:visited-style-name="Index_20_Link">1.2. REQUISITOS NÃO FUNCIONAIS<text:tab/>4</text:a></text:p>
          <text:p text:style-name="P30"><text:a xlink:type="simple" xlink:href="#__RefHeading___Toc244_3804849264" text:style-name="Index_20_Link" text:visited-style-name="Index_20_Link">1.2.1. Interface do sistema<text:tab/>4</text:a></text:p>
          <text:p text:style-name="P30"><text:a xlink:type="simple" xlink:href="#__RefHeading___Toc246_3804849264" text:style-name="Index_20_Link" text:visited-style-name="Index_20_Link">1.2.2. Portabilidade<text:tab/>4</text:a></text:p>
          <text:p text:style-name="P30"><text:a xlink:type="simple" xlink:href="#__RefHeading___Toc248_3804849264" text:style-name="Index_20_Link" text:visited-style-name="Index_20_Link">1.2.3. Padronização<text:tab/>4</text:a></text:p>
          <text:p text:style-name="P28"><text:a xlink:type="simple" xlink:href="#__RefHeading___Toc354_3804849264" text:style-name="Index_20_Link" text:visited-style-name="Index_20_Link">2. DIAGRAMAS DO SISTEMA<text:tab/>4</text:a></text:p>
          <text:p text:style-name="P29"><text:a xlink:type="simple" xlink:href="#__RefHeading___Toc356_3804849264" text:style-name="Index_20_Link" text:visited-style-name="Index_20_Link">2.1. DIAGRAMA DE CASO DE USO<text:tab/>4</text:a></text:p>
        </text:index-body>
      </text:table-of-content>
      <text:p text:style-name="P8"/>
      <text:p text:style-name="P11">INTRODUÇÃO</text:p>
      <text:p text:style-name="P10"/>
      <text:p text:style-name="P10"/>
      <text:h text:style-name="P25" text:outline-level="1"><text:bookmark-start text:name="__RefNumPara__132_3804849264"/><text:bookmark-start text:name="__RefHeading___Toc238_3804849264"/>ANÁLISE DE REQUISITOS<text:bookmark-end text:name="__RefNumPara__132_3804849264"/><text:bookmark-end text:name="__RefHeading___Toc238_3804849264"/></text:h>
      <text:p text:style-name="P7"/>
      <text:p text:style-name="P6">Nesta seção será análisado todos os requisitos do sistema em questão.</text:p>
      <text:h text:style-name="P21" text:outline-level="2"><text:bookmark-start text:name="__RefHeading___Toc240_3804849264"/>REQUISITOS FUNCIONAIS<text:bookmark-end text:name="__RefHeading___Toc240_3804849264"/></text:h>
      <text:p text:style-name="P7"/>
      <text:p text:style-name="P12">Os requisitos funcionais do projeto são requistos especificos de funcionalidades que o sistema deve ter.</text:p>
      <text:p text:style-name="P12"/>
      <text:list xml:id="list647422431" text:style-name="L1">
        <text:list-item>
          <text:p text:style-name="P13">Na tela inicial do sistema haverá três tipos de <text:span text:style-name="T2">sections</text:span><text:span text:style-name="T3"> (seções):</text:span></text:p>
          <text:list>
            <text:list-item>
              <text:p text:style-name="P13"><text:span text:style-name="T3">Noticias. Esta é uma </text:span><text:span text:style-name="T2">section</text:span><text:span text:style-name="T3"> importânte pois mostrará <text:s/>uma informação que deve ser visivel assim que os visitantes entrarem no sistema.</text:span></text:p>
            </text:list-item>
            <text:list-item>
              <text:p text:style-name="P13"><text:span text:style-name="T3">Artigo. Nesta </text:span><text:span text:style-name="T2">section</text:span><text:span text:style-name="T3"> ficará disponiveis os artigos, eles serão os maiores e ficarão no meio da página inicial.</text:span></text:p>
            </text:list-item>
            <text:list-item>
              <text:p text:style-name="P13"><text:span text:style-name="T3">Lembretes. Nesta </text:span><text:span text:style-name="T2">section</text:span><text:span text:style-name="T3"> ficará os lembretes sem muita urgencia porém ainda sim importantes.</text:span></text:p>
            </text:list-item>
          </text:list>
        </text:list-item>
        <text:list-item>
          <text:p text:style-name="P13"><text:span text:style-name="T3">Quando não houver conteudo em uma </text:span><text:span text:style-name="T2">section</text:span><text:span text:style-name="T3"> o sistema deverá informar que não há conteudos naquela </text:span><text:span text:style-name="T2">section</text:span><text:span text:style-name="T3">.</text:span></text:p>
        </text:list-item>
        <text:list-item>
          <text:p text:style-name="P17"><text:span text:style-name="T3">O sistema deve possuir um fundo padrão antes de carregar uma imagem.</text:span></text:p>
        </text:list-item>
        <text:list-item>
          <text:p text:style-name="P18"><text:span text:style-name="T3">O usuário pode cadastrar-se no site ou utilizar uma conta do google ou facebook.</text:span></text:p>
        </text:list-item>
        <text:list-item>
          <text:p text:style-name="P18"><text:span text:style-name="T3">Para agendar um atendimento o usuário deve estar logado.</text:span></text:p>
        </text:list-item>
        <text:list-item>
          <text:p text:style-name="P19"><text:span text:style-name="T3">O login do sistema deve identificar se o usuário é um administrador ou cliente e redirecionar para a </text:span><text:span text:style-name="T2">dashboard</text:span><text:span text:style-name="T3"> correta.</text:span></text:p>
        </text:list-item>
        <text:list-item>
          <text:p text:style-name="P19"><text:span text:style-name="T3"/></text:p>
        </text:list-item>
      </text:list>
      <text:p text:style-name="P14"><text:span text:style-name="T3"/></text:p>
      <text:p text:style-name="P14"><text:span text:style-name="T3"/></text:p>
      <text:h text:style-name="P22" text:outline-level="2"><text:bookmark-start text:name="__RefHeading___Toc242_3804849264"/><text:soft-page-break/>REQUISITOS NÃO FUNCIONAIS<text:bookmark-end text:name="__RefHeading___Toc242_3804849264"/></text:h>
      <text:p text:style-name="P15"/>
      <text:p text:style-name="P14">Os requisitos não funcionais <text:span text:style-name="T4">explicará não o que o sistema fará mas como o sistema deve feze-lo.</text:span></text:p>
      <text:h text:style-name="P27" text:outline-level="3"><text:bookmark-start text:name="__RefHeading___Toc244_3804849264"/><text:span text:style-name="T4">Interface do sistema</text:span><text:bookmark-end text:name="__RefHeading___Toc244_3804849264"/></text:h>
      <text:p text:style-name="P16">A inteface do sistema deve ser adaptivel para o tamanho da tela, ou seja, a inteface deve se adptar ao dispositivo utilizado.</text:p>
      <text:h text:style-name="P26" text:outline-level="3"><text:bookmark-start text:name="__RefHeading___Toc246_3804849264"/>Portabilidade<text:bookmark-end text:name="__RefHeading___Toc246_3804849264"/></text:h>
      <text:p text:style-name="P16">O sistema deve funcionar em diferentes plataformas seja ela Windows, Linux, Mac OS, Android, entre outras.</text:p>
      <text:h text:style-name="P26" text:outline-level="3"><text:bookmark-start text:name="__RefHeading___Toc248_3804849264"/>Padronização <text:bookmark-end text:name="__RefHeading___Toc248_3804849264"/></text:h>
      <text:p text:style-name="P16">O sistema deve possuir um padrão para o retorno de erros e interface tornando o sistema mais intuitivo para o usuário final.</text:p>
      <text:p text:style-name="P16"/>
      <text:h text:style-name="P24" text:outline-level="1"><text:bookmark-start text:name="__RefHeading___Toc354_3804849264"/><text:span text:style-name="T5">DIAGRAMAS DO SISTEMA</text:span><text:bookmark-end text:name="__RefHeading___Toc354_3804849264"/></text:h>
      <text:p text:style-name="P20">Nesta seção será apresentado todos os diagramas do sistema sendo eles o diagrama de caso de uso, diagrama de classe, diagrama de atividade, diagrama de sequência, MER (Modelo de Entidade e Relacionamento) e DER (Diagrama de Entidade e Relacionamento).</text:p>
      <text:p text:style-name="P20"/>
      <text:h text:style-name="P23" text:outline-level="2"><text:bookmark-start text:name="__RefHeading___Toc356_3804849264"/>DIAGRAMA DE CASO DE USO<text:bookmark-end text:name="__RefHeading___Toc356_38048492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251cm" style:auto-text-indent="false" style:page-number="auto" style:writing-mode="page">
        <style:tab-stops/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style:font-name="Arial1" fo:font-family="Arial" style:font-style-name="Itálico" style:font-family-generic="swiss" style:font-pitch="variable" fo:font-size="14pt" fo:font-style="normal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Arial" fo:font-family="Arial" style:font-style-name="Regular" style:font-family-generic="swiss" style:font-pitch="variabl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loext:contextual-spacing="false" style:page-number="auto" style:writing-mode="page"/>
      <style:text-properties style:font-name="Arial" fo:font-family="Arial" style:font-style-name="Regular" style:font-family-generic="swiss" style:font-pitch="variable" fo:font-size="12pt" fo:font-weight="normal" style:font-size-asian="101%" style:font-weight-asian="bold" style:font-size-complex="101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pt" fo:country="BR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62d7" officeooo:paragraph-rsid="001162d7"/>
    </style:style>
    <style:style style:name="MP2" style:family="paragraph" style:parent-style-name="Standard">
      <style:paragraph-properties fo:text-align="center" style:justify-single-word="false"/>
      <style:text-properties style:font-name="Arial2" officeooo:rsid="001162d7" officeooo:paragraph-rsid="001162d7"/>
    </style:style>
    <style:style style:name="MP3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62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19:32.683778791</meta:creation-date>
    <dc:date>2017-12-01T12:27:14.758435125</dc:date>
    <meta:editing-duration>PT1H28M20S</meta:editing-duration>
    <meta:editing-cycles>16</meta:editing-cycles>
    <meta:generator>LibreOffice/5.4.3.2$Linux_X86_64 LibreOffice_project/40m0$Build-2</meta:generator>
    <meta:document-statistic meta:table-count="0" meta:image-count="0" meta:object-count="0" meta:page-count="5" meta:paragraph-count="39" meta:word-count="363" meta:character-count="2183" meta:non-whitespace-character-count="1874"/>
  </office:meta>
</office:document-meta>
</file>